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FactoryLoader.BundleFactoryLoader( String factoryId , URL u ,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ator.stop( BundleContext bundle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FactoryLoad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or.unregister( long bundl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ator.bundleChanged( Bundl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ator.debugPrintl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ndleFactoryLoader.c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FactoryLoa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or.start( BundleContext bundle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ctivator.register( final Bundle bund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undleFactoryLoade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